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247fe" officeooo:paragraph-rsid="000247fe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10ef0" officeooo:paragraph-rsid="00010ef0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10ef0" officeooo:paragraph-rsid="000247fe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03d5cb" officeooo:paragraph-rsid="000449e1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03d5cb" officeooo:paragraph-rsid="0004c5d0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0ce6a4" officeooo:paragraph-rsid="000ce6a4" style:font-size-asian="18pt" style:font-size-complex="18pt"/>
    </style:style>
    <style:style style:name="T1" style:family="text">
      <style:text-properties officeooo:rsid="000449e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7e706"/>
    </style:style>
    <style:style style:name="T4" style:family="text">
      <style:text-properties officeooo:rsid="00099df7"/>
    </style:style>
    <style:style style:name="T5" style:family="text">
      <style:text-properties officeooo:rsid="000ce6a4"/>
    </style:style>
    <style:style style:name="T6" style:family="text">
      <style:text-properties officeooo:rsid="0003d5cb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officeooo:rsid="00108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Good morning.</text:p>
      <text:p text:style-name="P2"/>
      <text:p text:style-name="P3"><text:tab/>My name is Aleksandr Maramzin a<text:span text:style-name="T3">nd I am working on the Software Parallelisability Metrics project.</text:span></text:p>
      <text:p text:style-name="P4"><text:tab/>The problem <text:span text:style-name="T4">I am </text:span>looking at is that there are a lot of various software quality metrics (cyclomatic complexity might serve as an illustrative example), which <text:span text:style-name="T1">judge about such software qualities as its readability, maintainability and alike. But none of these existent metrics can be applied to parallelisability property of software. </text:span></text:p>
      <text:p text:style-name="P5"><text:tab/><text:span text:style-name="T5">The two code snippets on the right-hand side of the slide illustrate the problem. Here we have simple vector multiplication implemented with a regular array data structure on the left and the same multiplication implemented with a linked list on the right. The second data structure choice makes this inherently parallel algorithm hard to parallelise. </text:span></text:p>
      <text:p text:style-name="P6"><text:tab/>In this project we want to come up with <text:span text:style-name="T11">a</text:span> set of metrics, which would allow us to score software from the point of its parallelisability and eventually ease the hard task of parallel programming.</text:p>
      <text:p text:style-name="P6"><text:span text:style-name="T6"><text:tab/></text:span></text:p>
      <text:p text:style-name="P5"><text:tab/><text:span text:style-name="T3">Thank you!</text:span>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14:56.694297754</meta:creation-date>
    <dc:date>2018-04-09T17:42:28.144938333</dc:date>
    <meta:editing-duration>PT53M14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160" meta:character-count="1010" meta:non-whitespace-character-count="845"/>
  </office:meta>
</office:document-meta>
</file>